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ingCache.createEntry( final K key , KK cacheKey , Object 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adingCache.LoadingCache( Function &lt; K , KK &gt; keyMapper , Function &lt; K , V &gt;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adingCache.get( K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adingCache.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